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7.558cm" fo:margin-left="0.023cm" fo:margin-right="0.009cm" table:align="margins"/>
    </style:style>
    <style:style style:name="Table1.A" style:family="table-column">
      <style:table-column-properties style:column-width="4.948cm" style:rel-column-width="18467*"/>
    </style:style>
    <style:style style:name="Table1.B" style:family="table-column">
      <style:table-column-properties style:column-width="1.231cm" style:rel-column-width="4595*"/>
    </style:style>
    <style:style style:name="Table1.C" style:family="table-column">
      <style:table-column-properties style:column-width="1.801cm" style:rel-column-width="6722*"/>
    </style:style>
    <style:style style:name="Table1.D" style:family="table-column">
      <style:table-column-properties style:column-width="4.777cm" style:rel-column-width="17828*"/>
    </style:style>
    <style:style style:name="Table1.E" style:family="table-column">
      <style:table-column-properties style:column-width="1.203cm" style:rel-column-width="4490*"/>
    </style:style>
    <style:style style:name="Table1.F" style:family="table-column">
      <style:table-column-properties style:column-width="1.443cm" style:rel-column-width="5385*"/>
    </style:style>
    <style:style style:name="Table1.G" style:family="table-column">
      <style:table-column-properties style:column-width="1.044cm" style:rel-column-width="3897*"/>
    </style:style>
    <style:style style:name="Table1.H" style:family="table-column">
      <style:table-column-properties style:column-width="1.069cm" style:rel-column-width="3989*"/>
    </style:style>
    <style:style style:name="Table1.I" style:family="table-column">
      <style:table-column-properties style:column-width="0.044cm" style:rel-column-width="162*"/>
    </style:style>
    <style:style style:name="Table1.1" style:family="table-row">
      <style:table-row-properties style:min-row-height="0.263cm"/>
    </style:style>
    <style:style style:name="Table1.A1" style:family="table-cell">
      <style:table-cell-properties fo:padding="0.051cm" fo:border="none"/>
    </style:style>
    <style:style style:name="Table1.D2" style:family="table-cell">
      <style:table-cell-properties fo:background-color="transparent" fo:padding="0.051cm" fo:border="none">
        <style:background-image/>
      </style:table-cell-properties>
    </style:style>
    <style:style style:name="Table1.3" style:family="table-row">
      <style:table-row-properties style:min-row-height="0.9cm"/>
    </style:style>
    <style:style style:name="Table1.A3" style:family="table-cell">
      <style:table-cell-properties fo:padding="0cm" fo:border="none"/>
    </style:style>
    <style:style style:name="Table1.I3" style:family="table-cell">
      <style:table-cell-properties fo:padding="0cm" fo:border="none"/>
    </style:style>
    <style:style style:name="Table2" style:family="table">
      <style:table-properties style:width="17.558cm" fo:margin-left="0cm" table:align="left"/>
    </style:style>
    <style:style style:name="Table2.A" style:family="table-column">
      <style:table-column-properties style:column-width="4.942cm"/>
    </style:style>
    <style:style style:name="Table2.B" style:family="table-column">
      <style:table-column-properties style:column-width="1.235cm"/>
    </style:style>
    <style:style style:name="Table2.C" style:family="table-column">
      <style:table-column-properties style:column-width="1.803cm"/>
    </style:style>
    <style:style style:name="Table2.D" style:family="table-column">
      <style:table-column-properties style:column-width="4.778cm"/>
    </style:style>
    <style:style style:name="Table2.E" style:family="table-column">
      <style:table-column-properties style:column-width="1.196cm"/>
    </style:style>
    <style:style style:name="Table2.F" style:family="table-column">
      <style:table-column-properties style:column-width="1.438cm"/>
    </style:style>
    <style:style style:name="Table2.G" style:family="table-column">
      <style:table-column-properties style:column-width="1.065cm"/>
    </style:style>
    <style:style style:name="Table2.H" style:family="table-column">
      <style:table-column-properties style:column-width="1.101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3.483cm" table:align="right"/>
    </style:style>
    <style:style style:name="Table4.A" style:family="table-column">
      <style:table-column-properties style:column-width="1.52cm"/>
    </style:style>
    <style:style style:name="Table4.B" style:family="table-column">
      <style:table-column-properties style:column-width="1.859cm"/>
    </style:style>
    <style:style style:name="Table4.C" style:family="table-column">
      <style:table-column-properties style:column-width="2.041cm"/>
    </style:style>
    <style:style style:name="Table4.D" style:family="table-column">
      <style:table-column-properties style:column-width="2.2cm"/>
    </style:style>
    <style:style style:name="Table4.F" style:family="table-column">
      <style:table-column-properties style:column-width="1.815cm"/>
    </style:style>
    <style:style style:name="Table4.G" style:family="table-column">
      <style:table-column-properties style:column-width="1.849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8pt" style:font-size-asian="7pt" style:font-size-complex="8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84213744" text:id="ct2842137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284213840" text:id="ct28421384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284213936" text:id="ct28421393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284214032" text:id="ct284214032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xml:id="ct284203552" text:id="ct284203552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xml:id="ct284178000" text:id="ct284178000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xml:id="ct284206736" text:id="ct28420673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178096" text:id="ct28417809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998528" text:id="ct28499852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203024" text:id="ct284203024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203120" text:id="ct28420312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203248" text:id="ct2842032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202608" text:id="ct284202608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xml:id="ct284202288" text:id="ct284202288">
          <text:insertion>
            <office:change-info>
              <dc:creator>Christian Jauvin</dc:creator>
              <dc:date>2013-04-17T20:27:00</dc:date>
            </office:change-info>
          </text:insertion>
        </text:changed-region>
        <text:changed-region xml:id="ct284207936" text:id="ct28420793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84208064" text:id="ct284208064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84186848" text:id="ct284186848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xml:id="ct284184208" text:id="ct28418420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304" text:id="ct28418430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400" text:id="ct28418440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496" text:id="ct28418449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624" text:id="ct28418462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720" text:id="ct284184720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284213744"/>start_date<text:change-end text:change-id="ct284213744"/> au <text:change-start text:change-id="ct284213840"/>end_date<text:change-end text:change-id="ct284213840"/></text:p>
      <text:p text:style-name="Standard">Représentant : <text:change-start text:change-id="ct284213936"/>representant_nom<text:change-end text:change-id="ct284213936"/></text:p>
      <text:p text:style-name="Standard">Type de client : <text:change-start text:change-id="ct284214032"/>type_client<text:change-end text:change-id="ct28421403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A1" table:number-rows-spanned="2" office:value-type="string">
              <text:p text:style-name="P9">Fact#</text:p>
            </table:table-cell>
            <table:table-cell table:style-name="Table1.A1" office:value-type="string">
              <text:p text:style-name="P9">SAQ#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table:number-columns-spanned="2" office:value-type="string">
              <text:p text:style-name="P10">TVQ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P11"><text:s text:c="4"/>Type de vin</text:p>
            </table:table-cell>
            <table:covered-table-cell/>
            <table:table-cell table:style-name="Table1.A1" office:value-type="string">
              <text:p text:style-name="P15">Format</text:p>
            </table:table-cell>
            <table:table-cell table:style-name="Table1.D2" office:value-type="string">
              <text:p text:style-name="P12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>Qté (cs)</text:p>
            </table:table-cell>
            <table:table-cell table:style-name="Table1.A1" table:number-columns-spanned="2" office:value-type="string">
              <text:p text:style-name="P13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7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284203552"/>item['top'][0]<text:change-end text:change-id="ct284203552"/></text:p>
                </table:table-cell>
                <table:table-cell table:style-name="Table2.A1" office:value-type="string">
                  <text:p text:style-name="P3"><text:change-start text:change-id="ct284178000"/>item['top'][1]<text:change-end text:change-id="ct284178000"/></text:p>
                </table:table-cell>
                <table:table-cell table:style-name="Table2.A1" office:value-type="string">
                  <text:p text:style-name="P5"><text:change-start text:change-id="ct284206736"/>item['top'][2]<text:change-end text:change-id="ct284206736"/></text:p>
                </table:table-cell>
                <table:table-cell table:style-name="Table2.A1" office:value-type="string">
                  <text:p text:style-name="P5"><text:change-start text:change-id="ct284178096"/>item['top'][3]<text:change-end text:change-id="ct284178096"/></text:p>
                </table:table-cell>
                <table:table-cell table:style-name="Table2.A1" office:value-type="string">
                  <text:p text:style-name="P2"><text:change-start text:change-id="ct284998528"/>item['top'][4]<text:change-end text:change-id="ct284998528"/></text:p>
                </table:table-cell>
                <table:table-cell table:style-name="Table2.A1" office:value-type="string">
                  <text:p text:style-name="P2"><text:change-start text:change-id="ct284203024"/>item['top'][5]<text:change-end text:change-id="ct284203024"/></text:p>
                </table:table-cell>
                <table:table-cell table:style-name="Table2.A1" office:value-type="string">
                  <text:p text:style-name="P2"><text:change-start text:change-id="ct284203120"/>item['top'][6]<text:change-end text:change-id="ct284203120"/></text:p>
                </table:table-cell>
                <table:table-cell table:style-name="Table2.A1" office:value-type="string">
                  <text:p text:style-name="P2"><text:change-start text:change-id="ct284203248"/>item['top'][7]<text:change-end text:change-id="ct28420324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284202608"/>sub[0]<text:change-end text:change-id="ct284202608"/><office:annotation><dc:creator>Christian Jauvin</dc:creator><dc:date>2013-02-21T15:55:33</dc:date><text:p text:style-name="P17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284202288"/>sub[1]<text:change-end text:change-id="ct284202288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84207936"/>sub[2]<text:change-end text:change-id="ct284207936"/></text:p>
                </table:table-cell>
                <table:table-cell table:style-name="Table2.A1" office:value-type="string">
                  <text:p text:style-name="P2"><text:change-start text:change-id="ct284208064"/>sub[3]<text:change-end text:change-id="ct284208064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284186848"/>item['bottom']<text:change-end text:change-id="ct284186848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284184208"/>totals[0]<text:change-end text:change-id="ct284184208"/></text:p>
          </table:table-cell>
          <table:table-cell table:style-name="Table4.A1" office:value-type="string">
            <text:p text:style-name="P8"><text:change-start text:change-id="ct284184304"/>totals[1]<text:change-end text:change-id="ct284184304"/></text:p>
          </table:table-cell>
          <table:table-cell table:style-name="Table4.A1" office:value-type="string">
            <text:p text:style-name="P8"><text:change-start text:change-id="ct284184400"/>totals[2]<text:change-end text:change-id="ct284184400"/></text:p>
          </table:table-cell>
          <table:table-cell table:style-name="Table4.A1" office:value-type="string">
            <text:p text:style-name="P8"><text:change-start text:change-id="ct284184496"/>totals[3]<text:change-end text:change-id="ct284184496"/></text:p>
          </table:table-cell>
          <table:table-cell table:style-name="Table4.A1" office:value-type="string">
            <text:p text:style-name="P8"><text:change-start text:change-id="ct284184624"/>totals[4]<text:change-end text:change-id="ct284184624"/></text:p>
          </table:table-cell>
          <table:table-cell table:style-name="Table4.A1" office:value-type="string">
            <text:p text:style-name="P8"><text:change-start text:change-id="ct284184720"/>totals[5]<text:change-end text:change-id="ct28418472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3-02-21T08:50:50</meta:creation-date>
    <dc:date>2013-05-06T20:41:33</dc:date>
    <meta:editing-duration>PT11H13M50S</meta:editing-duration>
    <meta:editing-cycles>114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44" meta:word-count="65" meta:character-count="472" meta:non-whitespace-character-count="440"/>
  </office:meta>
</office:document-meta>
</file>